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7"/>
    <style:style style:name="P85" style:family="paragraph" style:parent-style-name="Standard" style:list-style-name="L7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7</text:p>
      <text:list xml:id="list1581214095230524085" text:style-name="L77">
        <text:list-item>
          <text:p text:style-name="P84">clarified the location of the Enable Manual Timestamp Entry checkbox in the pop-up message appears when there are no timestamps in the csv file.<text:line-break/></text:p>
        </text:list-item>
      </text:list>
      <text:p text:style-name="Standard">version 3.6.6</text:p>
      <text:list xml:id="list4905471987349268169" text:style-name="L1">
        <text:list-item>
          <text:p text:style-name="P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866223435394698579" text:style-name="L2">
        <text:list-item>
          <text:p text:style-name="P1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715479244727339036" text:style-name="L3">
        <text:list-item>
          <text:p text:style-name="P11">version 3.6.2 would open .xlsx Report file on Mac, but not Windows. This version attempts to fix that (Windows needs a different command to open a file).<text:line-break/></text:p>
        </text:list-item>
      </text:list>
      <text:p text:style-name="Standard">version 3.6.2</text:p>
      <text:list xml:id="list5019664738237267217" text:style-name="L4">
        <text:list-item>
          <text:p text:style-name="P1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236432039529086293" text:style-name="L5">
        <text:list-item>
          <text:p text:style-name="P1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7880241704017469066" text:style-name="L6">
        <text:list-item>
          <text:p text:style-name="P1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4"><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550247471053996664" text:style-name="L7">
        <text:list-item>
          <text:p text:style-name="P15">fixed another bug in penumbral curve fit and removed diagnostic printouts.<text:line-break/></text:p>
        </text:list-item>
      </text:list>
      <text:p text:style-name="Standard">version 3.5.8</text:p>
      <text:list xml:id="list2157435094775123614" text:style-name="L8">
        <text:list-item>
          <text:p text:style-name="P16">fixed a number of bugs in the penumbral curve fit code<text:line-break/></text:p>
        </text:list-item>
      </text:list>
      <text:p text:style-name="Standard">version 3.5.7</text:p>
      <text:list xml:id="list5108768012360009920" text:style-name="L9">
        <text:list-item>
          <text:p text:style-name="P1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134449152077328155" text:style-name="L10">
        <text:list-item>
          <text:p text:style-name="P1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294626274914387143" text:style-name="L11">
        <text:list-item>
          <text:p text:style-name="P19"><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015335657227230450" text:style-name="L12">
        <text:list-item>
          <text:p text:style-name="P2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154602923921196499" text:style-name="L13">
        <text:list-item>
          <text:p text:style-name="P2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482690192261726403" text:style-name="L14">
        <text:list-item>
          <text:p text:style-name="P2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05990644389256735" text:style-name="L15">
        <text:list-item>
          <text:p text:style-name="P23">Added additional references to the North American Excel Spreadsheet report in the new section of the final report that bangs on about the start-of-exposure timing convention.<text:line-break/></text:p>
        </text:list-item>
      </text:list>
      <text:p text:style-name="Standard">version 3.5.0</text:p>
      <text:list xml:id="list1605552563050112254" text:style-name="L16">
        <text:list-item>
          <text:p text:style-name="P2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4">NEW: when 'trims' have been placed, a 'write csv' process will honor those values and produce a 'trimmed' output file.<text:line-break/></text:p>
        </text:list-item>
        <text:list-item>
          <text:p text:style-name="P24">NEW: when a light curve has been 'normalized', the changed values are written <text:soft-page-break/>to the data table where, once again, a 'write csv' process will capture the results.<text:line-break/></text:p>
        </text:list-item>
        <text:list-item>
          <text:p text:style-name="P24">Added additional reminders that the start-of-exposure timestamp/timing convention is employed.</text:p>
        </text:list-item>
      </text:list>
      <text:p text:style-name="Standard"/>
      <text:p text:style-name="Standard">version 3.4.9</text:p>
      <text:list xml:id="list6673948715803712798" text:style-name="L17">
        <text:list-item>
          <text:p text:style-name="P25">Added some explanatory language to the “Excel report” section regarding the proper interpretation of the 'false positive probability' number.<text:line-break/></text:p>
        </text:list-item>
      </text:list>
      <text:p text:style-name="Standard">version 3.4.8</text:p>
      <text:list xml:id="list2524154962854901143" text:style-name="L18">
        <text:list-item>
          <text:p text:style-name="P26">This version deals more realistically with high magDrop lightcurves by defining a 'limiting magDrop' as: <text:line-break/><text:line-break/><text:tab/>limMagDrop = 2.5 * log10( B / std(A) ) <text:line-break/><text:line-break/><text:tab/>std(A) is the noise level of A.</text:p>
          <text:p text:style-name="P2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789111484873389055" text:style-name="L19">
        <text:list-item>
          <text:p text:style-name="P27">Automatically loads the correct version of Adv2<text:line-break/></text:p>
        </text:list-item>
      </text:list>
      <text:p text:style-name="Standard">version 3.4.6</text:p>
      <text:list xml:id="list5020905743932226858" text:style-name="L20">
        <text:list-item>
          <text:p text:style-name="P28">Adds AAV Version 2 file as a type that can be read (important when Do OCR check is enabled)</text:p>
        </text:list-item>
      </text:list>
      <text:p text:style-name="Standard"/>
      <text:p text:style-name="Standard">version 3.4.5</text:p>
      <text:list xml:id="list5428546983902203661" text:style-name="L21">
        <text:list-item>
          <text:p text:style-name="P29">Fixes block integration which was failing when more than 4 lightcurves were being processed.<text:line-break/><text:soft-page-break/></text:p>
        </text:list-item>
        <text:list-item>
          <text:p text:style-name="P29">Made use diff and Do OCR checkboxes sticky.<text:line-break/></text:p>
        </text:list-item>
      </text:list>
      <text:p text:style-name="Standard">version 3.4.4</text:p>
      <text:list xml:id="list1895794887404115268" text:style-name="L22">
        <text:list-item>
          <text:p text:style-name="P3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111945347019346118" text:style-name="L23">
        <text:list-item>
          <text:p text:style-name="P3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752235622074538620" text:style-name="L24">
        <text:list-item>
          <text:p text:style-name="P3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29665414857634003" text:style-name="L25">
        <text:list-item>
          <text:p text:style-name="P3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4323224738315321421" text:style-name="L26">
        <text:list-item>
          <text:p text:style-name="P3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735131702590175545" text:style-name="L27">
        <text:list-item>
          <text:p text:style-name="P35">Automatically installs cv2 if not already present. <text:s/>This package is needed for the new frame view feature.<text:line-break/></text:p>
        </text:list-item>
      </text:list>
      <text:p text:style-name="Standard">version 3.3.8</text:p>
      <text:list xml:id="list2188750876663014045" text:style-name="L28">
        <text:list-item>
          <text:p text:style-name="P3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978042902200482008" text:style-name="L29">
        <text:list-item>
          <text:p text:style-name="P37">A new button (View frame) with an associated spinner for entry of a frame number has been added:</text:p>
          <text:p text:style-name="P3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94720439834595845" text:style-name="L30">
        <text:list-item>
          <text:p text:style-name="P3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378150794434322374" text:style-name="L31">
        <text:list-item>
          <text:p text:style-name="P3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904483926284461347" text:style-name="L32">
        <text:list-item>
          <text:p text:style-name="P4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763781609590379651" text:style-name="L33">
        <text:list-item>
          <text:p text:style-name="P4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92030159651828833" text:style-name="L34">
        <text:list-item>
          <text:p text:style-name="P42">Changed main plot so that the scroll wheel only zooms the x axis.</text:p>
        </text:list-item>
        <text:list-item>
          <text:p text:style-name="P42">Changed lightcurve plot so that it conforms properly to 'start-of-exposure'.<text:line-break/></text:p>
        </text:list-item>
      </text:list>
      <text:p text:style-name="Standard">version 3.2.8</text:p>
      <text:list xml:id="list8273130517556979016" text:style-name="L35">
        <text:list-item>
          <text:p text:style-name="P43">Changed font size in help files --- it was fine for Mac but too big for Win10<text:line-break/><text:soft-page-break/></text:p>
        </text:list-item>
      </text:list>
      <text:p text:style-name="Standard">version 3.2.7</text:p>
      <text:list xml:id="list2189506113840620012" text:style-name="L36">
        <text:list-item>
          <text:p text:style-name="P4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039518584523636236" text:style-name="L37">
        <text:list-item>
          <text:p text:style-name="P45">This is a 'cosmetic' release --- there should be NO detectable differences from version 3.2.5 in terms of functionality.</text:p>
        </text:list-item>
        <text:list-item>
          <text:p text:style-name="P45">All python files were brought into compliance with PEP 8 coding standards. <text:s/>Only I care about that.</text:p>
        </text:list-item>
        <text:list-item>
          <text:p text:style-name="P4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5">All this 'cosmetic' work is in preparation for working on PyOTE issues again.<text:line-break/> </text:p>
        </text:list-item>
      </text:list>
      <text:p text:style-name="Standard">version 3.2.5</text:p>
      <text:list xml:id="list8111806824378367477" text:style-name="L38">
        <text:list-item>
          <text:p text:style-name="P4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72871766868495996" text:style-name="L39">
        <text:list-item>
          <text:p text:style-name="P47">Modified the test for newer version to accommodate the different strings returned by pip 18.1 and pip 19.0+</text:p>
        </text:list-item>
        <text:list-item>
          <text:p text:style-name="P47">Added ability to invoke PyOTE from PyMovie with an externally supplied csv file that is automatically opened.<text:line-break/></text:p>
        </text:list-item>
      </text:list>
      <text:p text:style-name="Standard">version 3.2.3</text:p>
      <text:list xml:id="list8551033927623415708" text:style-name="L40">
        <text:list-item>
          <text:p text:style-name="P4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8">Added support for the PyMovie csv format<text:line-break/></text:p>
        </text:list-item>
      </text:list>
      <text:p text:style-name="Standard">version 3.2.1</text:p>
      <text:list xml:id="list6786427201924281888" text:style-name="L41">
        <text:list-item>
          <text:p text:style-name="P4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139608788035889083" text:style-name="L42">
        <text:list-item>
          <text:p text:style-name="P50">Changed GUI to better align text on min max edit boxes to avoid confusion.<text:line-break/></text:p>
        </text:list-item>
      </text:list>
      <text:p text:style-name="Standard">version 3.1.9</text:p>
      <text:list xml:id="list7288591484840907421" text:style-name="L43">
        <text:list-item>
          <text:p text:style-name="P51">Fixed a bug in the test for a min/max solution search being constrained by a too large min value.<text:line-break/></text:p>
        </text:list-item>
      </text:list>
      <text:p text:style-name="Standard">version 3.1.8</text:p>
      <text:list xml:id="list6200860993823276114" text:style-name="L44">
        <text:list-item>
          <text:p text:style-name="P52">version 3.1.7 was released without an updated version history. <text:s/>Here is what was changed in 3.1.7:<text:line-break/></text:p>
        </text:list-item>
        <text:list-item>
          <text:p text:style-name="P5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06463872593055479" text:style-name="L45">
        <text:list-item>
          <text:p text:style-name="P53">Values entered in the Manual Timestamp Entry dialog box are now 'sticky', thus making corrections easy to do without requiring re-entry of all data. </text:p>
          <text:p text:style-name="P53"><text:line-break/>Also trapped is the case where a user has entered a custom frame time but failed to click the radio button indicating that it is to be used.<text:line-break/></text:p>
        </text:list-item>
      </text:list>
      <text:p text:style-name="Standard">version 3.1.5:</text:p>
      <text:list xml:id="list4531519527403365613" text:style-name="L46">
        <text:list-item>
          <text:p text:style-name="P5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4587747584331595397" text:style-name="L47">
        <text:list-item>
          <text:p text:style-name="P55">Fixed error in new dropped reading detection logic when light curve was processed in field mode.<text:line-break/></text:p>
        </text:list-item>
        <text:list-item>
          <text:p text:style-name="P55">Cleaned up some language in tooltips.<text:line-break/></text:p>
        </text:list-item>
      </text:list>
      <text:p text:style-name="Standard">version 3.1.3:</text:p>
      <text:list xml:id="list2721753978514267518" text:style-name="L48">
        <text:list-item>
          <text:p text:style-name="P5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6">Eliminated the 'entry num' column in the data matrix at the lower left of the GUI. The 'entry num' is unused and a possible source of confusion with the frame or field number for the unwary.<text:line-break/></text:p>
        </text:list-item>
        <text:list-item>
          <text:p text:style-name="P56">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139022800343793516" text:style-name="L49">
        <text:list-item>
          <text:p text:style-name="P5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716600970542065414" text:style-name="L50">
        <text:list-item>
          <text:p text:style-name="P5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8">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7403989150026572235" text:style-name="L51">
        <text:list-item>
          <text:p text:style-name="P5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015410859982858535" text:style-name="L52">
        <text:list-item>
          <text:p text:style-name="P6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121656051765803761" text:style-name="L53">
        <text:list-item>
          <text:p text:style-name="P6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976505122174374033" text:style-name="L54">
        <text:list-item>
          <text:p text:style-name="P6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319978639563506995" text:style-name="L55">
        <text:list-item>
          <text:p text:style-name="P6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195324639950648887" text:style-name="L56">
        <text:list-item>
          <text:p text:style-name="P64">Disable the Accept integration button when user overrides an automatic block analysis with a manual block selection followed by a click on the Block integrate button.<text:line-break/></text:p>
        </text:list-item>
      </text:list>
      <text:p text:style-name="Standard">version 2.1.4:</text:p>
      <text:list xml:id="list185435673144955611" text:style-name="L57">
        <text:list-item>
          <text:p text:style-name="P65">Corrected a bug that kept manual selection of block integration from being performed after a refusal to accept the automatic block analysis results.<text:line-break/></text:p>
        </text:list-item>
      </text:list>
      <text:p text:style-name="Standard">version 2.1.3:</text:p>
      <text:list xml:id="list974999732259478126" text:style-name="L58">
        <text:list-item>
          <text:p text:style-name="P66">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9187814474107890650" text:style-name="L59">
        <text:list-item>
          <text:p text:style-name="P6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382763261110211575" text:style-name="L60">
        <text:list-item>
          <text:p text:style-name="P68">Added progress bar tracking of block integration analysis because it can take an extended amount of time to complete the analysis when the light curve has many points.<text:line-break/></text:p>
        </text:list-item>
      </text:list>
      <text:p text:style-name="Standard">version 2.1.0</text:p>
      <text:list xml:id="list617228419882757891" text:style-name="L61">
        <text:list-item>
          <text:p text:style-name="P6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473843706813612961" text:style-name="L62">
        <text:list-item>
          <text:p text:style-name="P70">Made the selection of Tooltip display 'sticky'</text:p>
        </text:list-item>
        <text:list-item>
          <text:p text:style-name="P70">Duration calculation when D and R span midnight now handled correctly</text:p>
        </text:list-item>
      </text:list>
      <text:p text:style-name="Standard"/>
      <text:p text:style-name="Standard">version 2.0.8</text:p>
      <text:list xml:id="list902301000276393050" text:style-name="L63">
        <text:list-item>
          <text:p text:style-name="P71">toolTips changed to invoke and display in a custom dialog box that can be moved and resized to better accommodate legacy displays</text:p>
        </text:list-item>
        <text:list-item>
          <text:p text:style-name="P71">Calc flash timing calculation fixed to properly deal with the non-integer frame numbers that can result from field processed csv files</text:p>
        </text:list-item>
        <text:list-item>
          <text:p text:style-name="P71">Flash timing has been verified to work with integrated light curves</text:p>
        </text:list-item>
        <text:list-item>
          <text:p text:style-name="P7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694512751298281258" text:style-name="L64">
        <text:list-item>
          <text:p text:style-name="P72">Adds a button to calculate the edge position of an LED timing flash.</text:p>
        </text:list-item>
        <text:list-item>
          <text:p text:style-name="P7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2">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72">Adds a checkbox to force manual entry of timestamp info. <text:s/>This is useful when OCR on a VTI timed light curve has catastrophic errors. <text:s/>It is always employed when using LED flash timing.</text:p>
        </text:list-item>
      </text:list>
      <text:list xml:id="list516117691904626184" text:style-name="L65">
        <text:list-item>
          <text:p text:style-name="P7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363255096200743159" text:style-name="L66">
        <text:list-item>
          <text:p text:style-name="P7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969638916696894588" text:style-name="L67">
        <text:list-item>
          <text:p text:style-name="P75">files generated by pyote now contain PYOTE in the filename.<text:line-break/></text:p>
        </text:list-item>
        <text:list-item>
          <text:p text:style-name="P7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92573732679072606" text:style-name="L68">
        <text:list-item>
          <text:p text:style-name="P7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248310336644052117" text:style-name="L69">
        <text:list-item>
          <text:p text:style-name="P7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917687702150091719" text:style-name="L70">
        <text:list-item>
          <text:p text:style-name="P7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443581374898444253" text:style-name="L71">
        <text:list-item>
          <text:p text:style-name="P79">improved handling of D and R region selection so that one cannot enter an invalid configuration --- automatic corrections/changes are applied.<text:line-break/></text:p>
        </text:list-item>
        <text:list-item>
          <text:p text:style-name="P79">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7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879474162822599940" text:style-name="L72">
        <text:list-item>
          <text:p text:style-name="P80">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763045398396454634" text:style-name="L73">
        <text:list-item>
          <text:p text:style-name="P8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9100325799044128534" text:style-name="L74">
        <text:list-item>
          <text:p text:style-name="P82">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098203877578069874" text:style-name="L75">
        <text:list-item>
          <text:p text:style-name="P8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209412622334470825" text:style-name="L76">
        <text:list-item>
          <text:p text:style-name="P8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12T10:01:50</dc:date>
    <meta:editing-cycles>112</meta:editing-cycles>
    <meta:editing-duration>PT22H22M44S</meta:editing-duration>
    <meta:document-statistic meta:table-count="0" meta:image-count="3" meta:object-count="0" meta:page-count="16" meta:paragraph-count="212" meta:word-count="6234" meta:character-count="36405"/>
    <meta:template xlink:type="simple" xlink:actuate="onRequest" xlink:title="" xlink:href="Normal"/>
  </office:meta>
</office:document-meta>
</file>